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paragraph-properties fo:margin-top="0in" fo:margin-bottom="0.1181in" fo:line-height="100%"/>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Heading_20_1" style:master-page-name="First_20_Page">
      <style:paragraph-properties style:page-number="auto"/>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7767336864058918511" text:style-name="L1">
        <text:list-item>
          <text:p text:style-name="P15">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484380520494577836" text:style-name="L2">
        <text:list-item>
          <text:p text:style-name="P16">“Permanent error” — This node does not process datagrams, will not accept a datagram from this source, or for some other reason will not ever be able to accept this particular datagram. The datagram should not be retransmitted.</text:p>
        </text:list-item>
        <text:list-item>
          <text:p text:style-name="P16">“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text:soft-page-break/>“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text:soft-page-break/>Only frame. <text:s/>These are described in more detail below. <text:s/>The CAN header values are chosen to prevent CAN priority from reordering frames in a way that would damage the transmission. </text:p>
      <text:list xml:id="list6488165993084404052" text:style-name="L3">
        <text:list-item>
          <text:p text:style-name="P17">CAN-Datagram Content Single Frame — Note that zero-length datagrams are valid.</text:p>
        </text:list-item>
        <text:list-item>
          <text:p text:style-name="P17">CAN-Datagram Content First Frame — Note that there's no requirement that this contain 8 bytes. This is to keep the total number of frames in a Datagram Content message bounded.</text:p>
        </text:list-item>
        <text:list-item>
          <text:p text:style-name="P17">CAN-Datagram Content Middle Frame — Note that there's no requirement that this contain 8 bytes. It cannot be empty, though.</text:p>
        </text:list-item>
        <text:list-item>
          <text:p text:style-name="P17">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4171356575265979100" text:style-name="L4">
        <text:list-item>
          <text:p text:style-name="P18">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18">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text:soft-page-break/>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931936671022457083" text:style-name="L5">
        <text:list-item>
          <text:p text:style-name="P19">Memory configuration: Simple one-value reads and writes of configuration data are one-to-one operations that need to exchange 4-8-16-32 bytes of data.</text:p>
        </text:list-item>
        <text:list-item>
          <text:p text:style-name="P19">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19"><text:soft-page-break/>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line-break/><text:tab/>Datagram First Frame from B →<text:line-break/><text:soft-page-break/><text:tab/>← Datagram Rejected, Resend OK to B<text:line-break/><text:tab/>Datagram Middle Frame from A →<text:line-break/><text:tab/>Datagram Last Frame from A →<text:line-break/><text:tab/>← Datagram Received OK to A<text:line-break/><text:tab/>Datagram First Frame from B →<text:line-break/><text:tab/>Datagram Final Frame from B →<text:line-break/><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ext:soft-page-break/>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987623984509795082" text:style-name="L6">
        <text:list-item>
          <text:p text:style-name="P20">A one-byte ID field with a central sequential method of assignment. <text:span text:style-name="T5">It is</text:span> called the “Datagram Protocol ID”. This is small, so doesn't use much space on CAN, but requires central recording of IDs.</text:p>
        </text:list-item>
        <text:list-item>
          <text:p text:style-name="P20">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header of N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758086428699963493" text:style-name="L7">
        <text:list-item>
          <text:p text:style-name="P21"><text:soft-page-break/>Node A creates a datagram for node B in its buffer and starts to send it.</text:p>
        </text:list-item>
        <text:list-item>
          <text:p text:style-name="P21">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tandard<text:tab/>1</text:p>
          <text:p text:style-name="P24"><text:s/>2.1 Introduction<text:tab/>1</text:p>
          <text:p text:style-name="P24"><text:s/>2.2 Intended Use<text:tab/>1</text:p>
          <text:p text:style-name="P24"><text:s/>2.3 References and Context<text:tab/>1</text:p>
          <text:p text:style-name="P24"><text:s/>2.4  Message Formats<text:tab/>1</text:p>
          <text:p text:style-name="P25"><text:s/>2.4.1 Datagram Content<text:tab/>1</text:p>
          <text:p text:style-name="P25"><text:s/>2.4.2 Datagram Received OK<text:tab/>2</text:p>
          <text:p text:style-name="P25"><text:s/>2.4.3 Datagram Rejected<text:tab/>2</text:p>
          <text:p text:style-name="P26"><text:s/>2.4.3.1 Error Codes<text:tab/>2</text:p>
          <text:p text:style-name="P24"><text:s/>2.5 States<text:tab/>3</text:p>
          <text:p text:style-name="P24"><text:s/>2.6 Interactions<text:tab/>3</text:p>
          <text:p text:style-name="P25"><text:s/>2.6.1 Normal Transmission<text:tab/>3</text:p>
          <text:p text:style-name="P25"><text:s/>2.6.2 Rejected Transmission<text:tab/>3</text:p>
          <text:p text:style-name="P24"><text:s/>2.7 Implementation via CAN Transport<text:tab/>3</text:p>
          <text:p text:style-name="P25"><text:s/>2.7.1 CAN Message Formats<text:tab/>3</text:p>
          <text:p text:style-name="P25"><text:s/>2.7.2 CAN States<text:tab/>4</text:p>
          <text:p text:style-name="P25"><text:s/>2.7.3 CAN Interactions<text:tab/>4</text:p>
          <text:p text:style-name="P26"><text:s/>2.7.3.1 Normal Transmission<text:tab/>4</text:p>
          <text:p text:style-name="P26"><text:s/>2.7.3.2 Rejected Transmission<text:tab/>5</text:p>
          <text:p text:style-name="P23"><text:s/>3 Background Information<text:tab/>5</text:p>
          <text:p text:style-name="P24"><text:s/>3.1 Use Cases<text:tab/>5</text:p>
          <text:p text:style-name="P24"><text:s/>3.2 Discussion<text:tab/>6</text:p>
          <text:p text:style-name="P24"><text:s/>3.3 Examples<text:tab/>6</text:p>
          <text:p text:style-name="P25"><text:s/>3.3.1 Normal CAN case<text:tab/>6</text:p>
          <text:p text:style-name="P25"><text:s/>3.3.2 Short CAN datagram case<text:tab/>6</text:p>
          <text:p text:style-name="P25"><text:s/>3.3.3 Rejected short CAN datagram case<text:tab/>6</text:p>
          <text:p text:style-name="P25"><text:s/>3.3.4 Rejected interleaved CAN datagram case:<text:tab/>6</text:p>
          <text:p text:style-name="P25"><text:s/>3.3.5 Command/Reply Example<text:tab/>7</text:p>
          <text:p text:style-name="P25"><text:s/>3.3.6 Back and Forth Datagram Protocol<text:tab/>7</text:p>
          <text:p text:style-name="P24"><text:s/>3.4 Datagram Content<text:tab/>7</text:p>
          <text:p text:style-name="P24"><text:s/>3.5 Numerology<text:tab/>8</text:p>
          <text:p text:style-name="P24"><text:s/>3.6 Future Extensions<text:tab/>9</text:p>
          <text:p text:style-name="P24"><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2-02T09:28:01">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2T09:28:01">Feb 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2-02T09:28:01">2-2-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6</meta:editing-cycles>
    <meta:editing-duration>PT15H45M19S</meta:editing-duration>
    <meta:generator>OpenOffice.org/3.4.1$Unix OpenOffice.org_project/341m1$Build-9593</meta:generator>
    <dc:date>2013-02-02T09:28:01</dc:date>
    <dc:creator>Bob Jacobsen</dc:creator>
    <meta:document-statistic meta:table-count="1" meta:image-count="1" meta:object-count="0" meta:page-count="11" meta:paragraph-count="190" meta:word-count="4359" meta:character-count="26309"/>
    <meta:user-defined meta:name="Info 1"/>
    <meta:user-defined meta:name="Info 2"/>
    <meta:user-defined meta:name="Info 3"/>
    <meta:user-defined meta:name="Info 4"/>
  </office:meta>
</office:document-meta>
</file>